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Heading_20_1">
      <style:paragraph-properties fo:line-height="150%"/>
      <style:text-properties style:font-name="Liberation Sans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90236" officeooo:paragraph-rsid="00590236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9a9c0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6018f" officeooo:paragraph-rsid="005b8166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5222d" officeooo:paragraph-rsid="0055222d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b8166" officeooo:paragraph-rsid="005b8166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9a9c0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a9c0" officeooo:paragraph-rsid="005b8166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b8166" officeooo:paragraph-rsid="005b8166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90236" officeooo:paragraph-rsid="00590236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12c74" officeooo:paragraph-rsid="00512c74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e345b" officeooo:paragraph-rsid="00590236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6018f" officeooo:paragraph-rsid="0056018f" style:font-size-asian="14pt" style:font-weight-asian="bold" style:font-size-complex="14pt" style:font-weight-complex="bold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6018f" officeooo:paragraph-rsid="005b8166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41a84b"/>
    </style:style>
    <style:style style:name="T6" style:family="text">
      <style:text-properties officeooo:rsid="0055222d"/>
    </style:style>
    <style:style style:name="T7" style:family="text">
      <style:text-properties style:font-name-asian="Liberation Serif" style:font-name-complex="Liberation Serif"/>
    </style:style>
    <style:style style:name="T8" style:family="text">
      <style:text-properties officeooo:rsid="0055222d" style:font-name-asian="Liberation Serif" style:font-name-complex="Liberation Serif"/>
    </style:style>
    <style:style style:name="T9" style:family="text">
      <style:text-properties officeooo:rsid="005b8166" style:font-name-asian="Liberation Serif" style:font-name-complex="Liberation Serif"/>
    </style:style>
    <style:style style:name="T10" style:family="text">
      <style:text-properties officeooo:rsid="00596cda" style:font-name-asian="Liberation Serif" style:font-name-complex="Liberation Seri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90236" style:font-weight-asian="normal" style:font-weight-complex="normal"/>
    </style:style>
    <style:style style:name="T13" style:family="text">
      <style:text-properties fo:font-weight="normal" officeooo:rsid="00596cda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5b8166" style:font-name-asian="Liberation Serif" style:font-weight-asian="normal" style:font-name-complex="Liberation Serif" style:font-weight-complex="normal"/>
    </style:style>
    <style:style style:name="T15" style:family="text">
      <style:text-properties officeooo:rsid="00596cda"/>
    </style:style>
    <style:style style:name="T16" style:family="text">
      <style:text-properties style:font-name="Liberation Sans" fo:font-size="14pt" fo:font-weight="normal" officeooo:rsid="0059a9c0" style:font-size-asian="14pt" style:font-weight-asian="normal" style:font-size-complex="14pt" style:font-weight-complex="normal"/>
    </style:style>
    <style:style style:name="T17" style:family="text">
      <style:text-properties officeooo:rsid="005b816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/text:p>
      <text:list xml:id="list2997181592" text:style-name="L1">
        <text:list-item>
          <text:p text:style-name="P4"><text:span text:style-name="T17">Entrainement</text:span></text:p>
        </text:list-item>
      </text:list>
      <text:h text:style-name="P3" text:outline-level="1">Déroulé</text:h>
      <text:list xml:id="list1045681992" text:style-name="L2">
        <text:list-item>
          <text:p text:style-name="P12">Questions Flash<text:span text:style-name="T11"> (10 min)</text:span></text:p>
          <text:p text:style-name="P5">Comparaison et abscisses sur une demi-droite graduée</text:p>
          <text:p text:style-name="P12"/>
        </text:list-item>
        <text:list-item>
          <text:p text:style-name="P13">Correction TaF<text:span text:style-name="T11"> </text:span><text:span text:style-name="T12">(10 min)</text:span></text:p>
          <text:p text:style-name="P6">ex<text:span text:style-name="T4">. </text:span><text:span text:style-name="T6">4</text:span><text:span text:style-name="T15">9</text:span><text:span text:style-name="T4"> p. 4</text:span><text:span text:style-name="T6">1</text:span><text:span text:style-name="T4"> : </text:span>Placer des points à certaines abscisses.</text:p>
          <text:p text:style-name="P14"/>
        </text:list-item>
        <text:list-item>
          <text:p text:style-name="P16"><text:span text:style-name="T7">Entrainement </text:span><text:span text:style-name="T13">(</text:span><text:span text:style-name="T14">5</text:span><text:span text:style-name="T13">0 min)</text:span></text:p>
          <text:p text:style-name="P10"><text:span text:style-name="T8">e</text:span><text:span text:style-name="T10">x. 5</text:span><text:span text:style-name="T9">5</text:span><text:span text:style-name="T10"> p. 4</text:span><text:span text:style-name="T9">2</text:span><text:span text:style-name="T10"> : </text:span><text:span text:style-name="T9">différentes écritures d’un même nombre</text:span></text:p>
          <text:p text:style-name="P11"><text:span text:style-name="T9">e</text:span><text:span text:style-name="T7">x. 57 p. 42 : placer la virgule pour qu’un chiffre donné soit à un rang donné</text:span></text:p>
          <text:p text:style-name="P9"><text:span text:style-name="T8">e</text:span><text:span text:style-name="T7">x. </text:span><text:span text:style-name="T9">63</text:span><text:span text:style-name="T7"> p. 4</text:span><text:span text:style-name="T9">2</text:span><text:span text:style-name="T7"> : </text:span><text:span text:style-name="T9">placer l’abscisse de points sur une</text:span><text:span text:style-name="T7"> </text:span><text:span text:style-name="T9">demi-droite graduée</text:span></text:p>
          <text:p text:style-name="P9"><text:span text:style-name="T8">e</text:span><text:span text:style-name="T7">x. </text:span><text:span text:style-name="T9">64</text:span><text:span text:style-name="T7"> p. 4</text:span><text:span text:style-name="T9">2</text:span><text:span text:style-name="T7"> : </text:span><text:span text:style-name="T9">lecture d’abscisse</text:span></text:p>
          <text:p text:style-name="P9"><text:span text:style-name="T8">e</text:span><text:span text:style-name="T7">x. 5</text:span><text:span text:style-name="T9">4</text:span><text:span text:style-name="T7"> p. 4</text:span><text:span text:style-name="T9">2</text:span><text:span text:style-name="T7"> : </text:span><text:span text:style-name="T9">différentes écritures d’un même nombre</text:span></text:p>
          <text:p text:style-name="P7"/>
        </text:list-item>
        <text:list-item>
          <text:p text:style-name="P15"><text:span text:style-name="T8">T</text:span><text:span text:style-name="T7">aF</text:span></text:p>
          <text:p text:style-name="P8">Evaluation demain – pas de TaF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1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calendar="jewish"/>
      <number:text> </number:text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day number:calendar="jewish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e345b"/>
    </style:style>
    <style:style style:name="MT5" style:family="text">
      <style:text-properties officeooo:rsid="005b8166"/>
    </style:style>
    <style:style style:name="MT6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2">Séance </text:span><text:span text:style-name="MT5">6</text:span><text:span text:style-name="MT6"> - </text:span><text:span text:style-name="MT5">16</text:span><text:span text:style-name="MT6">/</text:span><text:span text:style-name="MT4">1</text:span><text:span text:style-name="MT6">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21:58:32.010657380</dc:date>
    <meta:editing-duration>PT11H22M3S</meta:editing-duration>
    <meta:editing-cycles>49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20" meta:character-count="588" meta:non-whitespace-character-count="498"/>
  </office:meta>
</office:document-meta>
</file>